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sRealMethodsTest.should_delegate_to_returns_default_when_abstract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sRealMethodsTest.should_fail_when_calling_real_method_on_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lsRealMethodsTest.should_be_OK_when_calling_real_method_on_concrete_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